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7118in"/>
    </style:style>
    <style:style style:name="co9" style:family="table-column">
      <style:table-column-properties fo:break-before="auto" style:column-width="0.64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ttempt</text:p>
          </table:table-cell>
          <table:table-cell office:value-type="string">
            <text:p>timeLaps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vel</text:p>
          </table:table-cell>
          <table:table-cell office:value-type="string">
            <text:p>roc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Grav</text:p>
          </table:table-cell>
          <table:table-cell office:value-type="string">
            <text:p>Dra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3.9215999985">
            <text:p>203.921599998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-0.0784000015">
            <text:p>-0.0784000015</text:p>
          </table:table-cell>
          <table:table-cell office:value-type="float" office:value="1.0204081434">
            <text:p>1.0204081434</text:p>
          </table:table-cell>
          <table:table-cell/>
          <table:table-cell office:value-type="float" office:value="-0.08">
            <text:p>-0.08</text:p>
          </table:table-cell>
          <table:table-cell/>
          <table:table-cell office:value-type="string">
            <text:p>-0.08/tick</text:p>
          </table:table-cell>
          <table:table-cell office:value-type="string">
            <text:p>*.98/ti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3.766367994">
            <text:p>203.766367994</text:p>
          </table:table-cell>
          <table:table-cell office:value-type="float" office:value="0">
            <text:p>0</text:p>
          </table:table-cell>
          <table:table-cell/>
          <table:table-cell office:value-type="float" office:value="-0.1552320045">
            <text:p>-0.1552320045</text:p>
          </table:table-cell>
          <table:table-cell office:value-type="float" office:value="0.076832003">
            <text:p>0.076832003</text:p>
          </table:table-cell>
          <table:table-cell office:value-type="float" office:value="1.0204081434">
            <text:p>1.0204081434</text:p>
          </table:table-cell>
          <table:table-cell/>
          <table:table-cell office:value-type="float" office:value="0.0784000015">
            <text:p>0.078400001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3.535840625">
            <text:p>203.535840625</text:p>
          </table:table-cell>
          <table:table-cell office:value-type="float" office:value="0">
            <text:p>0</text:p>
          </table:table-cell>
          <table:table-cell/>
          <table:table-cell office:value-type="float" office:value="-0.2305273689">
            <text:p>-0.2305273689</text:p>
          </table:table-cell>
          <table:table-cell office:value-type="float" office:value="0.0752953644">
            <text:p>0.075295364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3.2315237976">
            <text:p>203.2315237976</text:p>
          </table:table-cell>
          <table:table-cell office:value-type="float" office:value="0">
            <text:p>0</text:p>
          </table:table-cell>
          <table:table-cell/>
          <table:table-cell office:value-type="float" office:value="-0.3043168275">
            <text:p>-0.3043168275</text:p>
          </table:table-cell>
          <table:table-cell office:value-type="float" office:value="0.0737894585">
            <text:p>0.073789458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2.8548932993">
            <text:p>202.8548932993</text:p>
          </table:table-cell>
          <table:table-cell office:value-type="float" office:value="0">
            <text:p>0</text:p>
          </table:table-cell>
          <table:table-cell/>
          <table:table-cell office:value-type="float" office:value="-0.3766304982">
            <text:p>-0.3766304982</text:p>
          </table:table-cell>
          <table:table-cell office:value-type="float" office:value="0.0723136708">
            <text:p>0.072313670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2.4073954024">
            <text:p>202.4073954024</text:p>
          </table:table-cell>
          <table:table-cell office:value-type="float" office:value="0">
            <text:p>0</text:p>
          </table:table-cell>
          <table:table-cell/>
          <table:table-cell office:value-type="float" office:value="-0.447497897">
            <text:p>-0.447497897</text:p>
          </table:table-cell>
          <table:table-cell office:value-type="float" office:value="0.0708673987">
            <text:p>0.070867398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1.8904474533">
            <text:p>201.8904474533</text:p>
          </table:table-cell>
          <table:table-cell office:value-type="float" office:value="0">
            <text:p>0</text:p>
          </table:table-cell>
          <table:table-cell/>
          <table:table-cell office:value-type="float" office:value="-0.5169479491">
            <text:p>-0.5169479491</text:p>
          </table:table-cell>
          <table:table-cell office:value-type="float" office:value="0.0694500521">
            <text:p>0.069450052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1.3054384518">
            <text:p>201.3054384518</text:p>
          </table:table-cell>
          <table:table-cell office:value-type="float" office:value="0">
            <text:p>0</text:p>
          </table:table-cell>
          <table:table-cell/>
          <table:table-cell office:value-type="float" office:value="-0.5850090015">
            <text:p>-0.5850090015</text:p>
          </table:table-cell>
          <table:table-cell office:value-type="float" office:value="0.0680610524">
            <text:p>0.068061052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00.6537296176">
            <text:p>200.6537296176</text:p>
          </table:table-cell>
          <table:table-cell office:value-type="float" office:value="0">
            <text:p>0</text:p>
          </table:table-cell>
          <table:table-cell/>
          <table:table-cell office:value-type="float" office:value="-0.6517088342">
            <text:p>-0.6517088342</text:p>
          </table:table-cell>
          <table:table-cell office:value-type="float" office:value="0.0666998327">
            <text:p>0.066699832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9.9366549462">
            <text:p>199.9366549462</text:p>
          </table:table-cell>
          <table:table-cell office:value-type="float" office:value="0">
            <text:p>0</text:p>
          </table:table-cell>
          <table:table-cell/>
          <table:table-cell office:value-type="float" office:value="-0.7170746714">
            <text:p>-0.7170746714</text:p>
          </table:table-cell>
          <table:table-cell office:value-type="float" office:value="0.0653658373">
            <text:p>0.0653658373</text:p>
          </table:table-cell>
          <table:table-cell office:value-type="float" office:value="0.9800000191">
            <text:p>0.980000019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9.1555217529">
            <text:p>199.1555217529</text:p>
          </table:table-cell>
          <table:table-cell office:value-type="float" office:value="0">
            <text:p>0</text:p>
          </table:table-cell>
          <table:table-cell/>
          <table:table-cell office:value-type="float" office:value="-0.7811331932">
            <text:p>-0.7811331932</text:p>
          </table:table-cell>
          <table:table-cell office:value-type="float" office:value="0.0640585218">
            <text:p>0.064058521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8.3116112072">
            <text:p>198.3116112072</text:p>
          </table:table-cell>
          <table:table-cell office:value-type="float" office:value="0">
            <text:p>0</text:p>
          </table:table-cell>
          <table:table-cell/>
          <table:table-cell office:value-type="float" office:value="-0.8439105458">
            <text:p>-0.8439105458</text:p>
          </table:table-cell>
          <table:table-cell office:value-type="float" office:value="0.0627773526">
            <text:p>0.062777352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7.4061788547">
            <text:p>197.4061788547</text:p>
          </table:table-cell>
          <table:table-cell office:value-type="float" office:value="0">
            <text:p>0</text:p>
          </table:table-cell>
          <table:table-cell/>
          <table:table-cell office:value-type="float" office:value="-0.9054323525">
            <text:p>-0.9054323525</text:p>
          </table:table-cell>
          <table:table-cell office:value-type="float" office:value="0.0615218067">
            <text:p>0.061521806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6.4404551305">
            <text:p>196.4404551305</text:p>
          </table:table-cell>
          <table:table-cell office:value-type="float" office:value="0">
            <text:p>0</text:p>
          </table:table-cell>
          <table:table-cell/>
          <table:table-cell office:value-type="float" office:value="-0.9657237242">
            <text:p>-0.9657237242</text:p>
          </table:table-cell>
          <table:table-cell office:value-type="float" office:value="0.0602913717">
            <text:p>0.060291371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95.4156458608">
            <text:p>195.4156458608</text:p>
          </table:table-cell>
          <table:table-cell office:value-type="float" office:value="0">
            <text:p>0</text:p>
          </table:table-cell>
          <table:table-cell/>
          <table:table-cell office:value-type="float" office:value="-1.0248092697">
            <text:p>-1.0248092697</text:p>
          </table:table-cell>
          <table:table-cell office:value-type="float" office:value="0.0590855455">
            <text:p>0.059085545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4.3329327554">
            <text:p>194.3329327554</text:p>
          </table:table-cell>
          <table:table-cell office:value-type="float" office:value="0">
            <text:p>0</text:p>
          </table:table-cell>
          <table:table-cell/>
          <table:table-cell office:value-type="float" office:value="-1.0827131054">
            <text:p>-1.0827131054</text:p>
          </table:table-cell>
          <table:table-cell office:value-type="float" office:value="0.0579038357">
            <text:p>0.057903835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3.19347389">
            <text:p>193.19347389</text:p>
          </table:table-cell>
          <table:table-cell office:value-type="float" office:value="0">
            <text:p>0</text:p>
          </table:table-cell>
          <table:table-cell/>
          <table:table-cell office:value-type="float" office:value="-1.1394588654">
            <text:p>-1.1394588654</text:p>
          </table:table-cell>
          <table:table-cell office:value-type="float" office:value="0.0567457601">
            <text:p>0.056745760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1.9984041786">
            <text:p>191.9984041786</text:p>
          </table:table-cell>
          <table:table-cell office:value-type="float" office:value="0">
            <text:p>0</text:p>
          </table:table-cell>
          <table:table-cell/>
          <table:table-cell office:value-type="float" office:value="-1.1950697114">
            <text:p>-1.1950697114</text:p>
          </table:table-cell>
          <table:table-cell office:value-type="float" office:value="0.055610846">
            <text:p>0.05561084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90.7488358371">
            <text:p>190.7488358371</text:p>
          </table:table-cell>
          <table:table-cell office:value-type="float" office:value="0">
            <text:p>0</text:p>
          </table:table-cell>
          <table:table-cell/>
          <table:table-cell office:value-type="float" office:value="-1.2495683415">
            <text:p>-1.2495683415</text:p>
          </table:table-cell>
          <table:table-cell office:value-type="float" office:value="0.0544986301">
            <text:p>0.054498630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9.4458588371">
            <text:p>189.4458588371</text:p>
          </table:table-cell>
          <table:table-cell office:value-type="float" office:value="0">
            <text:p>0</text:p>
          </table:table-cell>
          <table:table-cell/>
          <table:table-cell office:value-type="float" office:value="-1.302977">
            <text:p>-1.302977</text:p>
          </table:table-cell>
          <table:table-cell office:value-type="float" office:value="0.0534086585">
            <text:p>0.053408658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88.0905413507">
            <text:p>188.0905413507</text:p>
          </table:table-cell>
          <table:table-cell office:value-type="float" office:value="0">
            <text:p>0</text:p>
          </table:table-cell>
          <table:table-cell/>
          <table:table-cell office:value-type="float" office:value="-1.3553174864">
            <text:p>-1.3553174864</text:p>
          </table:table-cell>
          <table:table-cell office:value-type="float" office:value="0.0523404864">
            <text:p>0.052340486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86.6839301867">
            <text:p>186.6839301867</text:p>
          </table:table-cell>
          <table:table-cell office:value-type="float" office:value="0">
            <text:p>0</text:p>
          </table:table-cell>
          <table:table-cell/>
          <table:table-cell office:value-type="float" office:value="-1.406611164">
            <text:p>-1.406611164</text:p>
          </table:table-cell>
          <table:table-cell office:value-type="float" office:value="0.0512936776">
            <text:p>0.051293677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85.2270512176">
            <text:p>185.2270512176</text:p>
          </table:table-cell>
          <table:table-cell office:value-type="float" office:value="0">
            <text:p>0</text:p>
          </table:table-cell>
          <table:table-cell/>
          <table:table-cell office:value-type="float" office:value="-1.4568789691">
            <text:p>-1.4568789691</text:p>
          </table:table-cell>
          <table:table-cell office:value-type="float" office:value="0.0502678051">
            <text:p>0.050267805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83.7209097986">
            <text:p>183.7209097986</text:p>
          </table:table-cell>
          <table:table-cell office:value-type="float" office:value="0">
            <text:p>0</text:p>
          </table:table-cell>
          <table:table-cell/>
          <table:table-cell office:value-type="float" office:value="-1.506141419">
            <text:p>-1.506141419</text:p>
          </table:table-cell>
          <table:table-cell office:value-type="float" office:value="0.0492624499">
            <text:p>0.0492624499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82.1664911777">
            <text:p>182.1664911777</text:p>
          </table:table-cell>
          <table:table-cell office:value-type="float" office:value="0">
            <text:p>0</text:p>
          </table:table-cell>
          <table:table-cell/>
          <table:table-cell office:value-type="float" office:value="-1.5544186209">
            <text:p>-1.5544186209</text:p>
          </table:table-cell>
          <table:table-cell office:value-type="float" office:value="0.0482772019">
            <text:p>0.0482772019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0.564760898">
            <text:p>180.564760898</text:p>
          </table:table-cell>
          <table:table-cell office:value-type="float" office:value="0">
            <text:p>0</text:p>
          </table:table-cell>
          <table:table-cell/>
          <table:table-cell office:value-type="float" office:value="-1.6017302797">
            <text:p>-1.6017302797</text:p>
          </table:table-cell>
          <table:table-cell office:value-type="float" office:value="0.0473116588">
            <text:p>0.047311658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8.9166651918">
            <text:p>178.9166651918</text:p>
          </table:table-cell>
          <table:table-cell office:value-type="float" office:value="0">
            <text:p>0</text:p>
          </table:table-cell>
          <table:table-cell/>
          <table:table-cell office:value-type="float" office:value="-1.6480957062">
            <text:p>-1.6480957062</text:p>
          </table:table-cell>
          <table:table-cell office:value-type="float" office:value="0.0463654265">
            <text:p>0.046365426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7.2231313668">
            <text:p>177.2231313668</text:p>
          </table:table-cell>
          <table:table-cell office:value-type="float" office:value="0">
            <text:p>0</text:p>
          </table:table-cell>
          <table:table-cell/>
          <table:table-cell office:value-type="float" office:value="-1.693533825">
            <text:p>-1.693533825</text:p>
          </table:table-cell>
          <table:table-cell office:value-type="float" office:value="0.0454381188">
            <text:p>0.045438118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5.4850681845">
            <text:p>175.4850681845</text:p>
          </table:table-cell>
          <table:table-cell office:value-type="float" office:value="0">
            <text:p>0</text:p>
          </table:table-cell>
          <table:table-cell/>
          <table:table-cell office:value-type="float" office:value="-1.7380631823">
            <text:p>-1.7380631823</text:p>
          </table:table-cell>
          <table:table-cell office:value-type="float" office:value="0.0445293573">
            <text:p>0.044529357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3.7033662312">
            <text:p>173.7033662312</text:p>
          </table:table-cell>
          <table:table-cell office:value-type="float" office:value="0">
            <text:p>0</text:p>
          </table:table-cell>
          <table:table-cell/>
          <table:table-cell office:value-type="float" office:value="-1.7817019533">
            <text:p>-1.7817019533</text:p>
          </table:table-cell>
          <table:table-cell office:value-type="float" office:value="0.043638771">
            <text:p>0.04363877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1.8788982814">
            <text:p>171.8788982814</text:p>
          </table:table-cell>
          <table:table-cell office:value-type="float" office:value="0">
            <text:p>0</text:p>
          </table:table-cell>
          <table:table-cell/>
          <table:table-cell office:value-type="float" office:value="-1.8244679498">
            <text:p>-1.8244679498</text:p>
          </table:table-cell>
          <table:table-cell office:value-type="float" office:value="0.0427659964">
            <text:p>0.042765996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70.0125196543">
            <text:p>170.0125196543</text:p>
          </table:table-cell>
          <table:table-cell office:value-type="float" office:value="0">
            <text:p>0</text:p>
          </table:table-cell>
          <table:table-cell/>
          <table:table-cell office:value-type="float" office:value="-1.8663786271">
            <text:p>-1.8663786271</text:p>
          </table:table-cell>
          <table:table-cell office:value-type="float" office:value="0.0419106773">
            <text:p>0.041910677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8.1050685626">
            <text:p>168.1050685626</text:p>
          </table:table-cell>
          <table:table-cell office:value-type="float" office:value="0">
            <text:p>0</text:p>
          </table:table-cell>
          <table:table-cell/>
          <table:table-cell office:value-type="float" office:value="-1.9074510917">
            <text:p>-1.9074510917</text:p>
          </table:table-cell>
          <table:table-cell office:value-type="float" office:value="0.0410724646">
            <text:p>0.041072464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66.1573664548">
            <text:p>166.1573664548</text:p>
          </table:table-cell>
          <table:table-cell office:value-type="float" office:value="0">
            <text:p>0</text:p>
          </table:table-cell>
          <table:table-cell/>
          <table:table-cell office:value-type="float" office:value="-1.9477021078">
            <text:p>-1.9477021078</text:p>
          </table:table-cell>
          <table:table-cell office:value-type="float" office:value="0.0402510161">
            <text:p>0.040251016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64.1702183505">
            <text:p>164.1702183505</text:p>
          </table:table-cell>
          <table:table-cell office:value-type="float" office:value="0">
            <text:p>0</text:p>
          </table:table-cell>
          <table:table-cell/>
          <table:table-cell office:value-type="float" office:value="-1.9871481043">
            <text:p>-1.9871481043</text:p>
          </table:table-cell>
          <table:table-cell office:value-type="float" office:value="0.0394459965">
            <text:p>0.039445996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2.1444131689">
            <text:p>162.1444131689</text:p>
          </table:table-cell>
          <table:table-cell office:value-type="float" office:value="0">
            <text:p>0</text:p>
          </table:table-cell>
          <table:table-cell/>
          <table:table-cell office:value-type="float" office:value="-2.0258051816">
            <text:p>-2.0258051816</text:p>
          </table:table-cell>
          <table:table-cell office:value-type="float" office:value="0.0386570773">
            <text:p>0.038657077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60.0807240507">
            <text:p>160.0807240507</text:p>
          </table:table-cell>
          <table:table-cell office:value-type="float" office:value="0">
            <text:p>0</text:p>
          </table:table-cell>
          <table:table-cell/>
          <table:table-cell office:value-type="float" office:value="-2.0636891182">
            <text:p>-2.0636891182</text:p>
          </table:table-cell>
          <table:table-cell office:value-type="float" office:value="0.0378839365">
            <text:p>0.037883936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57.979908674">
            <text:p>157.979908674</text:p>
          </table:table-cell>
          <table:table-cell office:value-type="float" office:value="0">
            <text:p>0</text:p>
          </table:table-cell>
          <table:table-cell/>
          <table:table-cell office:value-type="float" office:value="-2.1008153767">
            <text:p>-2.1008153767</text:p>
          </table:table-cell>
          <table:table-cell office:value-type="float" office:value="0.0371262585">
            <text:p>0.037126258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55.8427095633">
            <text:p>155.8427095633</text:p>
          </table:table-cell>
          <table:table-cell office:value-type="float" office:value="0">
            <text:p>0</text:p>
          </table:table-cell>
          <table:table-cell/>
          <table:table-cell office:value-type="float" office:value="-2.1371991108">
            <text:p>-2.1371991108</text:p>
          </table:table-cell>
          <table:table-cell office:value-type="float" office:value="0.0363837341">
            <text:p>0.036383734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3.6698543924">
            <text:p>153.6698543924</text:p>
          </table:table-cell>
          <table:table-cell office:value-type="float" office:value="0">
            <text:p>0</text:p>
          </table:table-cell>
          <table:table-cell/>
          <table:table-cell office:value-type="float" office:value="-2.1728551708">
            <text:p>-2.1728551708</text:p>
          </table:table-cell>
          <table:table-cell office:value-type="float" office:value="0.0356560601">
            <text:p>0.035656060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1.4620562821">
            <text:p>151.4620562821</text:p>
          </table:table-cell>
          <table:table-cell office:value-type="float" office:value="0">
            <text:p>0</text:p>
          </table:table-cell>
          <table:table-cell/>
          <table:table-cell office:value-type="float" office:value="-2.2077981104">
            <text:p>-2.2077981104</text:p>
          </table:table-cell>
          <table:table-cell office:value-type="float" office:value="0.0349429396">
            <text:p>0.034942939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49.2200140902">
            <text:p>149.2200140902</text:p>
          </table:table-cell>
          <table:table-cell office:value-type="float" office:value="0">
            <text:p>0</text:p>
          </table:table-cell>
          <table:table-cell/>
          <table:table-cell office:value-type="float" office:value="-2.2420421918">
            <text:p>-2.2420421918</text:p>
          </table:table-cell>
          <table:table-cell office:value-type="float" office:value="0.0342440814">
            <text:p>0.034244081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6.944412698">
            <text:p>146.944412698</text:p>
          </table:table-cell>
          <table:table-cell office:value-type="float" office:value="0">
            <text:p>0</text:p>
          </table:table-cell>
          <table:table-cell/>
          <table:table-cell office:value-type="float" office:value="-2.2756013923">
            <text:p>-2.2756013923</text:p>
          </table:table-cell>
          <table:table-cell office:value-type="float" office:value="0.0335592005">
            <text:p>0.033559200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44.6359232886">
            <text:p>144.6359232886</text:p>
          </table:table-cell>
          <table:table-cell office:value-type="float" office:value="0">
            <text:p>0</text:p>
          </table:table-cell>
          <table:table-cell/>
          <table:table-cell office:value-type="float" office:value="-2.3084894093">
            <text:p>-2.3084894093</text:p>
          </table:table-cell>
          <table:table-cell office:value-type="float" office:value="0.0328880171">
            <text:p>0.032888017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42.2952036219">
            <text:p>142.2952036219</text:p>
          </table:table-cell>
          <table:table-cell office:value-type="float" office:value="0">
            <text:p>0</text:p>
          </table:table-cell>
          <table:table-cell/>
          <table:table-cell office:value-type="float" office:value="-2.3407196667">
            <text:p>-2.3407196667</text:p>
          </table:table-cell>
          <table:table-cell office:value-type="float" office:value="0.0322302574">
            <text:p>0.032230257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39.9228983024">
            <text:p>139.9228983024</text:p>
          </table:table-cell>
          <table:table-cell office:value-type="float" office:value="0">
            <text:p>0</text:p>
          </table:table-cell>
          <table:table-cell/>
          <table:table-cell office:value-type="float" office:value="-2.3723053196">
            <text:p>-2.3723053196</text:p>
          </table:table-cell>
          <table:table-cell office:value-type="float" office:value="0.0315856528">
            <text:p>0.031585652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37.5196390424">
            <text:p>137.5196390424</text:p>
          </table:table-cell>
          <table:table-cell office:value-type="float" office:value="0">
            <text:p>0</text:p>
          </table:table-cell>
          <table:table-cell/>
          <table:table-cell office:value-type="float" office:value="-2.4032592599">
            <text:p>-2.4032592599</text:p>
          </table:table-cell>
          <table:table-cell office:value-type="float" office:value="0.0309539404">
            <text:p>0.030953940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5.0860449203">
            <text:p>135.0860449203</text:p>
          </table:table-cell>
          <table:table-cell office:value-type="float" office:value="0">
            <text:p>0</text:p>
          </table:table-cell>
          <table:table-cell/>
          <table:table-cell office:value-type="float" office:value="-2.4335941221">
            <text:p>-2.4335941221</text:p>
          </table:table-cell>
          <table:table-cell office:value-type="float" office:value="0.0303348622">
            <text:p>0.0303348622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32.6227226327">
            <text:p>132.6227226327</text:p>
          </table:table-cell>
          <table:table-cell office:value-type="float" office:value="0">
            <text:p>0</text:p>
          </table:table-cell>
          <table:table-cell/>
          <table:table-cell office:value-type="float" office:value="-2.4633222876">
            <text:p>-2.4633222876</text:p>
          </table:table-cell>
          <table:table-cell office:value-type="float" office:value="0.0297281655">
            <text:p>0.029728165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30.1302667424">
            <text:p>130.1302667424</text:p>
          </table:table-cell>
          <table:table-cell office:value-type="float" office:value="0">
            <text:p>0</text:p>
          </table:table-cell>
          <table:table-cell/>
          <table:table-cell office:value-type="float" office:value="-2.4924558904">
            <text:p>-2.4924558904</text:p>
          </table:table-cell>
          <table:table-cell office:value-type="float" office:value="0.0291336028">
            <text:p>0.029133602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27.6092599207">
            <text:p>127.6092599207</text:p>
          </table:table-cell>
          <table:table-cell office:value-type="float" office:value="0">
            <text:p>0</text:p>
          </table:table-cell>
          <table:table-cell/>
          <table:table-cell office:value-type="float" office:value="-2.5210068216">
            <text:p>-2.5210068216</text:p>
          </table:table-cell>
          <table:table-cell office:value-type="float" office:value="0.0285509313">
            <text:p>0.028550931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25.0602731859">
            <text:p>125.0602731859</text:p>
          </table:table-cell>
          <table:table-cell office:value-type="float" office:value="0">
            <text:p>0</text:p>
          </table:table-cell>
          <table:table-cell/>
          <table:table-cell office:value-type="float" office:value="-2.5489867348">
            <text:p>-2.5489867348</text:p>
          </table:table-cell>
          <table:table-cell office:value-type="float" office:value="0.0279799132">
            <text:p>0.0279799132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22.4838661357">
            <text:p>122.4838661357</text:p>
          </table:table-cell>
          <table:table-cell office:value-type="float" office:value="0">
            <text:p>0</text:p>
          </table:table-cell>
          <table:table-cell/>
          <table:table-cell office:value-type="float" office:value="-2.5764070502">
            <text:p>-2.5764070502</text:p>
          </table:table-cell>
          <table:table-cell office:value-type="float" office:value="0.0274203154">
            <text:p>0.027420315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19.8805871758">
            <text:p>119.8805871758</text:p>
          </table:table-cell>
          <table:table-cell office:value-type="float" office:value="0">
            <text:p>0</text:p>
          </table:table-cell>
          <table:table-cell/>
          <table:table-cell office:value-type="float" office:value="-2.6032789599">
            <text:p>-2.6032789599</text:p>
          </table:table-cell>
          <table:table-cell office:value-type="float" office:value="0.0268719097">
            <text:p>0.026871909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17.2509737439">
            <text:p>117.2509737439</text:p>
          </table:table-cell>
          <table:table-cell office:value-type="float" office:value="0">
            <text:p>0</text:p>
          </table:table-cell>
          <table:table-cell/>
          <table:table-cell office:value-type="float" office:value="-2.6296134319">
            <text:p>-2.6296134319</text:p>
          </table:table-cell>
          <table:table-cell office:value-type="float" office:value="0.026334472">
            <text:p>0.026334472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14.595552529">
            <text:p>114.595552529</text:p>
          </table:table-cell>
          <table:table-cell office:value-type="float" office:value="0">
            <text:p>0</text:p>
          </table:table-cell>
          <table:table-cell/>
          <table:table-cell office:value-type="float" office:value="-2.6554212149">
            <text:p>-2.6554212149</text:p>
          </table:table-cell>
          <table:table-cell office:value-type="float" office:value="0.025807783">
            <text:p>0.02580778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11.9148396862">
            <text:p>111.9148396862</text:p>
          </table:table-cell>
          <table:table-cell office:value-type="float" office:value="0">
            <text:p>0</text:p>
          </table:table-cell>
          <table:table-cell/>
          <table:table-cell office:value-type="float" office:value="-2.6807128428">
            <text:p>-2.6807128428</text:p>
          </table:table-cell>
          <table:table-cell office:value-type="float" office:value="0.0252916279">
            <text:p>0.0252916279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09.2093410475">
            <text:p>109.2093410475</text:p>
          </table:table-cell>
          <table:table-cell office:value-type="float" office:value="0">
            <text:p>0</text:p>
          </table:table-cell>
          <table:table-cell/>
          <table:table-cell office:value-type="float" office:value="-2.7054986386">
            <text:p>-2.7054986386</text:p>
          </table:table-cell>
          <table:table-cell office:value-type="float" office:value="0.0247857958">
            <text:p>0.024785795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06.4795523286">
            <text:p>106.4795523286</text:p>
          </table:table-cell>
          <table:table-cell office:value-type="float" office:value="0">
            <text:p>0</text:p>
          </table:table-cell>
          <table:table-cell/>
          <table:table-cell office:value-type="float" office:value="-2.729788719">
            <text:p>-2.729788719</text:p>
          </table:table-cell>
          <table:table-cell office:value-type="float" office:value="0.0242900804">
            <text:p>0.024290080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03.7259593304">
            <text:p>103.7259593304</text:p>
          </table:table-cell>
          <table:table-cell office:value-type="float" office:value="0">
            <text:p>0</text:p>
          </table:table-cell>
          <table:table-cell/>
          <table:table-cell office:value-type="float" office:value="-2.7535929982">
            <text:p>-2.7535929982</text:p>
          </table:table-cell>
          <table:table-cell office:value-type="float" office:value="0.0238042792">
            <text:p>0.0238042792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.9490381381">
            <text:p>100.9490381381</text:p>
          </table:table-cell>
          <table:table-cell office:value-type="float" office:value="0">
            <text:p>0</text:p>
          </table:table-cell>
          <table:table-cell/>
          <table:table-cell office:value-type="float" office:value="-2.7769211923">
            <text:p>-2.7769211923</text:p>
          </table:table-cell>
          <table:table-cell office:value-type="float" office:value="0.0233281941">
            <text:p>0.023328194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98.1492553152">
            <text:p>98.1492553152</text:p>
          </table:table-cell>
          <table:table-cell office:value-type="float" office:value="0">
            <text:p>0</text:p>
          </table:table-cell>
          <table:table-cell/>
          <table:table-cell office:value-type="float" office:value="-2.7997828229">
            <text:p>-2.7997828229</text:p>
          </table:table-cell>
          <table:table-cell office:value-type="float" office:value="0.0228616306">
            <text:p>0.022861630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95.3270680939">
            <text:p>95.3270680939</text:p>
          </table:table-cell>
          <table:table-cell office:value-type="float" office:value="0">
            <text:p>0</text:p>
          </table:table-cell>
          <table:table-cell/>
          <table:table-cell office:value-type="float" office:value="-2.8221872214">
            <text:p>-2.8221872214</text:p>
          </table:table-cell>
          <table:table-cell office:value-type="float" office:value="0.0224043985">
            <text:p>0.022404398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2.4829245615">
            <text:p>92.4829245615</text:p>
          </table:table-cell>
          <table:table-cell office:value-type="float" office:value="0">
            <text:p>0</text:p>
          </table:table-cell>
          <table:table-cell/>
          <table:table-cell office:value-type="float" office:value="-2.8441435323">
            <text:p>-2.8441435323</text:p>
          </table:table-cell>
          <table:table-cell office:value-type="float" office:value="0.0219563109">
            <text:p>0.0219563109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9.6172638441">
            <text:p>89.6172638441</text:p>
          </table:table-cell>
          <table:table-cell office:value-type="float" office:value="0">
            <text:p>0</text:p>
          </table:table-cell>
          <table:table-cell/>
          <table:table-cell office:value-type="float" office:value="-2.8656607174">
            <text:p>-2.8656607174</text:p>
          </table:table-cell>
          <table:table-cell office:value-type="float" office:value="0.0215171851">
            <text:p>0.021517185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6.7305162848">
            <text:p>86.7305162848</text:p>
          </table:table-cell>
          <table:table-cell office:value-type="float" office:value="0">
            <text:p>0</text:p>
          </table:table-cell>
          <table:table-cell/>
          <table:table-cell office:value-type="float" office:value="-2.8867475593">
            <text:p>-2.8867475593</text:p>
          </table:table-cell>
          <table:table-cell office:value-type="float" office:value="0.0210868418">
            <text:p>0.021086841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83.8231036202">
            <text:p>83.8231036202</text:p>
          </table:table-cell>
          <table:table-cell office:value-type="float" office:value="0">
            <text:p>0</text:p>
          </table:table-cell>
          <table:table-cell/>
          <table:table-cell office:value-type="float" office:value="-2.9074126647">
            <text:p>-2.9074126647</text:p>
          </table:table-cell>
          <table:table-cell office:value-type="float" office:value="0.0206651054">
            <text:p>0.020665105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80.8954391518">
            <text:p>80.8954391518</text:p>
          </table:table-cell>
          <table:table-cell office:value-type="float" office:value="0">
            <text:p>0</text:p>
          </table:table-cell>
          <table:table-cell/>
          <table:table-cell office:value-type="float" office:value="-2.9276644684">
            <text:p>-2.9276644684</text:p>
          </table:table-cell>
          <table:table-cell office:value-type="float" office:value="0.0202518037">
            <text:p>0.020251803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7.9479279155">
            <text:p>77.9479279155</text:p>
          </table:table-cell>
          <table:table-cell office:value-type="float" office:value="0">
            <text:p>0</text:p>
          </table:table-cell>
          <table:table-cell/>
          <table:table-cell office:value-type="float" office:value="-2.9475112364">
            <text:p>-2.9475112364</text:p>
          </table:table-cell>
          <table:table-cell office:value-type="float" office:value="0.019846768">
            <text:p>0.01984676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4.9809668461">
            <text:p>74.9809668461</text:p>
          </table:table-cell>
          <table:table-cell office:value-type="float" office:value="0">
            <text:p>0</text:p>
          </table:table-cell>
          <table:table-cell/>
          <table:table-cell office:value-type="float" office:value="-2.9669610694">
            <text:p>-2.9669610694</text:p>
          </table:table-cell>
          <table:table-cell office:value-type="float" office:value="0.019449833">
            <text:p>0.01944983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1.99494494">
            <text:p>71.99494494</text:p>
          </table:table-cell>
          <table:table-cell office:value-type="float" office:value="0">
            <text:p>0</text:p>
          </table:table-cell>
          <table:table-cell/>
          <table:table-cell office:value-type="float" office:value="-2.9860219061">
            <text:p>-2.9860219061</text:p>
          </table:table-cell>
          <table:table-cell office:value-type="float" office:value="0.0190608367">
            <text:p>0.019060836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8.9902434135">
            <text:p>68.9902434135</text:p>
          </table:table-cell>
          <table:table-cell office:value-type="float" office:value="0">
            <text:p>0</text:p>
          </table:table-cell>
          <table:table-cell/>
          <table:table-cell office:value-type="float" office:value="-3.0047015265">
            <text:p>-3.0047015265</text:p>
          </table:table-cell>
          <table:table-cell office:value-type="float" office:value="0.0186796204">
            <text:p>0.018679620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65.9672358588">
            <text:p>65.9672358588</text:p>
          </table:table-cell>
          <table:table-cell office:value-type="float" office:value="0">
            <text:p>0</text:p>
          </table:table-cell>
          <table:table-cell/>
          <table:table-cell office:value-type="float" office:value="-3.0230075548">
            <text:p>-3.0230075548</text:p>
          </table:table-cell>
          <table:table-cell office:value-type="float" office:value="0.0183060283">
            <text:p>0.018306028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2.9262883959">
            <text:p>62.9262883959</text:p>
          </table:table-cell>
          <table:table-cell office:value-type="float" office:value="0">
            <text:p>0</text:p>
          </table:table-cell>
          <table:table-cell/>
          <table:table-cell office:value-type="float" office:value="-3.0409474629">
            <text:p>-3.0409474629</text:p>
          </table:table-cell>
          <table:table-cell office:value-type="float" office:value="0.0179399081">
            <text:p>0.0179399081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59.8677598228">
            <text:p>59.8677598228</text:p>
          </table:table-cell>
          <table:table-cell office:value-type="float" office:value="0">
            <text:p>0</text:p>
          </table:table-cell>
          <table:table-cell/>
          <table:table-cell office:value-type="float" office:value="-3.0585285731">
            <text:p>-3.0585285731</text:p>
          </table:table-cell>
          <table:table-cell office:value-type="float" office:value="0.0175811103">
            <text:p>0.017581110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6.7920017613">
            <text:p>56.7920017613</text:p>
          </table:table-cell>
          <table:table-cell office:value-type="float" office:value="0">
            <text:p>0</text:p>
          </table:table-cell>
          <table:table-cell/>
          <table:table-cell office:value-type="float" office:value="-3.0757580615">
            <text:p>-3.0757580615</text:p>
          </table:table-cell>
          <table:table-cell office:value-type="float" office:value="0.0172294884">
            <text:p>0.017229488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53.6993588008">
            <text:p>53.6993588008</text:p>
          </table:table-cell>
          <table:table-cell office:value-type="float" office:value="0">
            <text:p>0</text:p>
          </table:table-cell>
          <table:table-cell/>
          <table:table-cell office:value-type="float" office:value="-3.0926429605">
            <text:p>-3.0926429605</text:p>
          </table:table-cell>
          <table:table-cell office:value-type="float" office:value="0.016884899">
            <text:p>0.016884899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0.590168639">
            <text:p>50.590168639</text:p>
          </table:table-cell>
          <table:table-cell office:value-type="float" office:value="0">
            <text:p>0</text:p>
          </table:table-cell>
          <table:table-cell/>
          <table:table-cell office:value-type="float" office:value="-3.1091901618">
            <text:p>-3.1091901618</text:p>
          </table:table-cell>
          <table:table-cell office:value-type="float" office:value="0.0165472013">
            <text:p>0.016547201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7.4647622196">
            <text:p>47.4647622196</text:p>
          </table:table-cell>
          <table:table-cell office:value-type="float" office:value="0">
            <text:p>0</text:p>
          </table:table-cell>
          <table:table-cell/>
          <table:table-cell office:value-type="float" office:value="-3.1254064194">
            <text:p>-3.1254064194</text:p>
          </table:table-cell>
          <table:table-cell office:value-type="float" office:value="0.0162162576">
            <text:p>0.016216257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4.3234638675">
            <text:p>44.3234638675</text:p>
          </table:table-cell>
          <table:table-cell office:value-type="float" office:value="0">
            <text:p>0</text:p>
          </table:table-cell>
          <table:table-cell/>
          <table:table-cell office:value-type="float" office:value="-3.1412983521">
            <text:p>-3.1412983521</text:p>
          </table:table-cell>
          <table:table-cell office:value-type="float" office:value="0.0158919328">
            <text:p>0.015891932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1.1665914209">
            <text:p>41.1665914209</text:p>
          </table:table-cell>
          <table:table-cell office:value-type="float" office:value="0">
            <text:p>0</text:p>
          </table:table-cell>
          <table:table-cell/>
          <table:table-cell office:value-type="float" office:value="-3.1568724465">
            <text:p>-3.1568724465</text:p>
          </table:table-cell>
          <table:table-cell office:value-type="float" office:value="0.0155740944">
            <text:p>0.0155740944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7.9944563616">
            <text:p>37.9944563616</text:p>
          </table:table-cell>
          <table:table-cell office:value-type="float" office:value="0">
            <text:p>0</text:p>
          </table:table-cell>
          <table:table-cell/>
          <table:table-cell office:value-type="float" office:value="-3.1721350593">
            <text:p>-3.1721350593</text:p>
          </table:table-cell>
          <table:table-cell office:value-type="float" office:value="0.0152626128">
            <text:p>0.015262612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4.8073639414">
            <text:p>34.8073639414</text:p>
          </table:table-cell>
          <table:table-cell office:value-type="float" office:value="0">
            <text:p>0</text:p>
          </table:table-cell>
          <table:table-cell/>
          <table:table-cell office:value-type="float" office:value="-3.1870924202">
            <text:p>-3.1870924202</text:p>
          </table:table-cell>
          <table:table-cell office:value-type="float" office:value="0.0149573608">
            <text:p>0.014957360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1.6056133073">
            <text:p>31.6056133073</text:p>
          </table:table-cell>
          <table:table-cell office:value-type="float" office:value="0">
            <text:p>0</text:p>
          </table:table-cell>
          <table:table-cell/>
          <table:table-cell office:value-type="float" office:value="-3.2017506341">
            <text:p>-3.2017506341</text:p>
          </table:table-cell>
          <table:table-cell office:value-type="float" office:value="0.0146582139">
            <text:p>0.0146582139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8.3894976233">
            <text:p>28.3894976233</text:p>
          </table:table-cell>
          <table:table-cell office:value-type="float" office:value="0">
            <text:p>0</text:p>
          </table:table-cell>
          <table:table-cell/>
          <table:table-cell office:value-type="float" office:value="-3.216115684">
            <text:p>-3.216115684</text:p>
          </table:table-cell>
          <table:table-cell office:value-type="float" office:value="0.0143650499">
            <text:p>0.0143650499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5.1593041901">
            <text:p>25.1593041901</text:p>
          </table:table-cell>
          <table:table-cell office:value-type="float" office:value="0">
            <text:p>0</text:p>
          </table:table-cell>
          <table:table-cell/>
          <table:table-cell office:value-type="float" office:value="-3.2301934332">
            <text:p>-3.2301934332</text:p>
          </table:table-cell>
          <table:table-cell office:value-type="float" office:value="0.0140777492">
            <text:p>0.0140777492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1.9153145624">
            <text:p>21.9153145624</text:p>
          </table:table-cell>
          <table:table-cell office:value-type="float" office:value="0">
            <text:p>0</text:p>
          </table:table-cell>
          <table:table-cell/>
          <table:table-cell office:value-type="float" office:value="-3.2439896277">
            <text:p>-3.2439896277</text:p>
          </table:table-cell>
          <table:table-cell office:value-type="float" office:value="0.0137961945">
            <text:p>0.013796194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8.6578046639">
            <text:p>18.6578046639</text:p>
          </table:table-cell>
          <table:table-cell office:value-type="float" office:value="0">
            <text:p>0</text:p>
          </table:table-cell>
          <table:table-cell/>
          <table:table-cell office:value-type="float" office:value="-3.2575098985">
            <text:p>-3.2575098985</text:p>
          </table:table-cell>
          <table:table-cell office:value-type="float" office:value="0.0135202708">
            <text:p>0.0135202708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.3870448997">
            <text:p>15.3870448997</text:p>
          </table:table-cell>
          <table:table-cell office:value-type="float" office:value="0">
            <text:p>0</text:p>
          </table:table-cell>
          <table:table-cell/>
          <table:table-cell office:value-type="float" office:value="-3.2707597642">
            <text:p>-3.2707597642</text:p>
          </table:table-cell>
          <table:table-cell office:value-type="float" office:value="0.0132498657">
            <text:p>0.0132498657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2.1033002669">
            <text:p>12.1033002669</text:p>
          </table:table-cell>
          <table:table-cell office:value-type="float" office:value="0">
            <text:p>0</text:p>
          </table:table-cell>
          <table:table-cell/>
          <table:table-cell office:value-type="float" office:value="-3.2837446328">
            <text:p>-3.2837446328</text:p>
          </table:table-cell>
          <table:table-cell office:value-type="float" office:value="0.0129848686">
            <text:p>0.0129848686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.8068304625">
            <text:p>8.8068304625</text:p>
          </table:table-cell>
          <table:table-cell office:value-type="float" office:value="0">
            <text:p>0</text:p>
          </table:table-cell>
          <table:table-cell/>
          <table:table-cell office:value-type="float" office:value="-3.2964698043">
            <text:p>-3.2964698043</text:p>
          </table:table-cell>
          <table:table-cell office:value-type="float" office:value="0.0127251715">
            <text:p>0.0127251715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.4978899899">
            <text:p>5.4978899899</text:p>
          </table:table-cell>
          <table:table-cell office:value-type="float" office:value="0">
            <text:p>0</text:p>
          </table:table-cell>
          <table:table-cell/>
          <table:table-cell office:value-type="float" office:value="-3.3089404726">
            <text:p>-3.3089404726</text:p>
          </table:table-cell>
          <table:table-cell office:value-type="float" office:value="0.0124706683">
            <text:p>0.0124706683</text:p>
          </table:table-cell>
          <table:table-cell office:value-type="float" office:value="1.0204081434">
            <text:p>1.0204081434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3.9215999985">
            <text:p>203.921599998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3.766367994">
            <text:p>203.76636799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3.535840625">
            <text:p>203.53584062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3.2315237976">
            <text:p>203.231523797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2.8548932993">
            <text:p>202.854893299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2.4073954024">
            <text:p>202.407395402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1.8904474533">
            <text:p>201.890447453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1.3054384518">
            <text:p>201.305438451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.6537296176">
            <text:p>200.653729617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9.9366549462">
            <text:p>199.936654946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9.1555217529">
            <text:p>199.155521752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8.3116112072">
            <text:p>198.311611207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7.4061788547">
            <text:p>197.406178854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6.4404551305">
            <text:p>196.440455130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5.4156458608">
            <text:p>195.415645860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4.3329327554">
            <text:p>194.332932755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3.19347389">
            <text:p>193.1934738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91.9984041786">
            <text:p>191.998404178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0.7488358371">
            <text:p>190.748835837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9.4458588371">
            <text:p>189.445858837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8.0905413507">
            <text:p>188.090541350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6.6839301867">
            <text:p>186.683930186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5.2270512176">
            <text:p>185.227051217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83.7209097986">
            <text:p>183.720909798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82.1664911777">
            <text:p>182.166491177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80.564760898">
            <text:p>180.56476089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8.9166651918">
            <text:p>178.916665191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7.2231313668">
            <text:p>177.223131366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5.4850681845">
            <text:p>175.485068184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3.7033662312">
            <text:p>173.703366231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1.8788982814">
            <text:p>171.878898281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0.0125196543">
            <text:p>170.012519654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68.1050685626">
            <text:p>168.105068562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6.1573664548">
            <text:p>166.157366454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4.1702183505">
            <text:p>164.170218350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2.1444131689">
            <text:p>162.144413168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60.0807240507">
            <text:p>160.080724050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57.979908674">
            <text:p>157.97990867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5.8427095633">
            <text:p>155.842709563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53.6698543924">
            <text:p>153.669854392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51.4620562821">
            <text:p>151.462056282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9.2200140902">
            <text:p>149.220014090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6.944412698">
            <text:p>146.94441269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4.6359232886">
            <text:p>144.635923288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42.2952036219">
            <text:p>142.295203621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39.9228983024">
            <text:p>139.922898302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7.5196390424">
            <text:p>137.519639042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35.0860449203">
            <text:p>135.086044920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32.6227226327">
            <text:p>132.622722632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30.1302667424">
            <text:p>130.130266742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7.6092599207">
            <text:p>127.609259920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5.0602731859">
            <text:p>125.060273185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22.4838661357">
            <text:p>122.483866135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9.8805871758">
            <text:p>119.880587175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17.2509737439">
            <text:p>117.250973743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14.595552529">
            <text:p>114.59555252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11.9148396862">
            <text:p>111.914839686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09.2093410475">
            <text:p>109.209341047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06.4795523286">
            <text:p>106.479552328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03.7259593304">
            <text:p>103.725959330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00.9490381381">
            <text:p>100.949038138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98.1492553152">
            <text:p>98.149255315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95.3270680939">
            <text:p>95.327068093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92.4829245615">
            <text:p>92.482924561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89.6172638441">
            <text:p>89.617263844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6.7305162848">
            <text:p>86.730516284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3.8231036202">
            <text:p>83.823103620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0.8954391518">
            <text:p>80.895439151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7.9479279155">
            <text:p>77.947927915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4.9809668461">
            <text:p>74.980966846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1.99494494">
            <text:p>71.9949449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8.9902434135">
            <text:p>68.990243413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5.9672358588">
            <text:p>65.967235858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2.9262883959">
            <text:p>62.926288395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9.8677598228">
            <text:p>59.867759822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56.7920017613">
            <text:p>56.792001761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53.6993588008">
            <text:p>53.699358800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50.590168639">
            <text:p>50.59016863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4647622196">
            <text:p>47.464762219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4.3234638675">
            <text:p>44.323463867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1.1665914209">
            <text:p>41.166591420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7.9944563616">
            <text:p>37.9944563616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4.8073639414">
            <text:p>34.807363941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1.6056133073">
            <text:p>31.605613307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8.3894976233">
            <text:p>28.389497623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5.1593041901">
            <text:p>25.159304190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1.9153145624">
            <text:p>21.915314562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8.6578046639">
            <text:p>18.657804663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.3870448997">
            <text:p>15.387044899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.1033002669">
            <text:p>12.103300266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.8068304625">
            <text:p>8.806830462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.4978899899">
            <text:p>5.4978899899</text:p>
          </table:table-cell>
          <table:table-cell office:value-type="float" office:value="0">
            <text:p>0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6/25/2013</text:date>, <text:time>15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19" meta:object-count="0"/>
    <meta:generator>OpenOffice.org/3.4.1$Win32 OpenOffice.org_project/341m1$Build-9593</meta:generator>
  </office:meta>
</office:document-meta>
</file>